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ollectionConverterImpl.do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erenceCollectionConverterImpl.doGetCollection( Session session , Node parentNode , CollectionDescriptor collectionDescriptor , Class collectionFiel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ferenceCollectionConverterImpl.doInsertCollection( Session session , Node parentNode , CollectionDescriptor collectionDescriptor , ManageableObjects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ollectionConverterImpl.Reference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ollectionConverterImpl.addUuidProperties( Session session , Node parentNode , CollectionDescriptor collectionDescriptor , ManageableObjects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ferenceCollectionConverterImpl.doUpdateCollection( Session session , Node parentNode , CollectionDescriptor collectionDescriptor , ManageableObjects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